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i" svg:font-family="Ani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" svg:font-family="Times" style:font-family-generic="roman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Heading">
      <style:paragraph-properties fo:text-align="center" style:justify-single-word="false"/>
    </style:style>
    <style:style style:name="P3" style:family="paragraph" style:parent-style-name="Heading_20_1">
      <style:paragraph-properties fo:text-align="center" style:justify-single-word="false"/>
      <style:text-properties fo:font-size="14pt" style:font-size-asian="14pt" style:font-size-complex="14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font-weight="normal" officeooo:rsid="00089c53" officeooo:paragraph-rsid="000d4ecf" style:font-size-asian="12.25pt" style:font-weight-asian="normal" style:font-size-complex="14pt" style:font-weight-complex="normal"/>
    </style:style>
    <style:style style:name="P5" style:family="paragraph" style:parent-style-name="Standard">
      <loext:graphic-properties draw:fill-gradient-name="gradient" draw:fill-hatch-name="hatch"/>
      <style:paragraph-properties fo:margin-left="0cm" fo:margin-right="0cm" fo:text-align="start" style:justify-single-word="false" fo:text-indent="0cm" style:auto-text-indent="false" fo:padding="0.049cm" fo:border="0.06pt solid #000000"/>
      <style:text-properties fo:font-size="14pt" fo:font-weight="normal" officeooo:rsid="00089c53" officeooo:paragraph-rsid="000d4ecf" style:font-size-asian="12.25pt" style:font-weight-asian="normal" style:font-size-complex="14pt" style:font-weight-complex="normal"/>
    </style:style>
    <style:style style:name="P6" style:family="paragraph" style:parent-style-name="Standard">
      <loext:graphic-properties draw:fill-gradient-name="gradient" draw:fill-hatch-name="hatch"/>
      <style:paragraph-properties fo:margin-left="0cm" fo:margin-right="0cm" fo:text-align="start" style:justify-single-word="false" fo:text-indent="0cm" style:auto-text-indent="false" fo:padding="0.049cm" fo:border="0.06pt solid #000000"/>
      <style:text-properties fo:font-size="14pt" fo:font-weight="normal" officeooo:rsid="00089c53" officeooo:paragraph-rsid="000b2c42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font-weight="normal" officeooo:rsid="00089c53" officeooo:paragraph-rsid="000b2c42" style:font-size-asian="12.25pt" style:font-weight-asian="normal" style:font-size-complex="14pt" style:font-weight-complex="normal"/>
    </style:style>
    <style:style style:name="P8" style:family="paragraph" style:parent-style-name="Standard">
      <loext:graphic-properties draw:fill-gradient-name="gradient" draw:fill-hatch-name="hatch"/>
      <style:paragraph-properties fo:margin-left="0cm" fo:margin-right="0cm" fo:text-align="start" style:justify-single-word="false" fo:text-indent="0cm" style:auto-text-indent="false" fo:padding="0.049cm" fo:border="0.06pt solid #000000"/>
      <style:text-properties fo:font-size="14pt" fo:font-weight="normal" officeooo:rsid="00089c53" officeooo:paragraph-rsid="00089c53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font-weight="normal" officeooo:rsid="00089c53" officeooo:paragraph-rsid="00089c53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fo:font-weight="normal" officeooo:rsid="00089c53" officeooo:paragraph-rsid="0008ab3b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font-weight="normal" officeooo:rsid="00089c53" officeooo:paragraph-rsid="0008ab3b" style:font-size-asian="12.25pt" style:font-weight-asian="normal" style:font-size-complex="14pt" style:font-weight-complex="normal"/>
    </style:style>
    <style:style style:name="P12" style:family="paragraph" style:parent-style-name="Standard">
      <loext:graphic-properties draw:fill-gradient-name="gradient" draw:fill-hatch-name="hatch"/>
      <style:paragraph-properties fo:margin-left="0cm" fo:margin-right="0cm" fo:text-align="start" style:justify-single-word="false" fo:text-indent="0cm" style:auto-text-indent="false" fo:padding="0.049cm" fo:border="0.06pt solid #000000"/>
      <style:text-properties fo:font-size="14pt" fo:font-weight="normal" officeooo:rsid="00089c53" officeooo:paragraph-rsid="0008ab3b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font-weight="normal" officeooo:rsid="00089c53" officeooo:paragraph-rsid="000aa88c" style:font-size-asian="12.25pt" style:font-weight-asian="normal" style:font-size-complex="14pt" style:font-weight-complex="normal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font-weight="normal" officeooo:rsid="00076e32" officeooo:paragraph-rsid="00104e3b" style:font-size-asian="12.25pt" style:font-weight-asian="normal" style:font-size-complex="14pt" style:font-weight-complex="normal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font-weight="normal" officeooo:rsid="00076e32" officeooo:paragraph-rsid="000b2c42" style:font-size-asian="12.25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4pt" fo:font-weight="normal" officeooo:rsid="00076e32" officeooo:paragraph-rsid="000b2c42" style:font-size-asian="12.25pt" style:font-weight-asian="normal" style:font-size-complex="14pt" style:font-weight-complex="normal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font-weight="normal" officeooo:rsid="00076e32" officeooo:paragraph-rsid="0008ab3b" style:font-size-asian="12.25pt" style:font-weight-asian="normal" style:font-size-complex="14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4pt" fo:font-weight="normal" officeooo:rsid="00076e32" officeooo:paragraph-rsid="000a9ae7" style:font-size-asian="12.25pt" style:font-weight-asian="normal" style:font-size-complex="14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4pt" fo:font-weight="normal" officeooo:rsid="00076e32" officeooo:paragraph-rsid="00089c53" style:font-size-asian="12.25pt" style:font-weight-asian="normal" style:font-size-complex="14pt" style:font-weight-complex="normal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font-weight="normal" officeooo:rsid="00076e32" officeooo:paragraph-rsid="00089c53" style:font-size-asian="12.25pt" style:font-weight-asian="normal" style:font-size-complex="14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4pt" fo:font-weight="normal" officeooo:rsid="00076e32" officeooo:paragraph-rsid="000aa88c" style:font-size-asian="12.25pt" style:font-weight-asian="normal" style:font-size-complex="14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4pt" fo:font-weight="normal" officeooo:rsid="00058a46" officeooo:paragraph-rsid="000b2c42" style:font-size-asian="12.25pt" style:font-weight-asian="normal" style:font-size-complex="14pt" style:font-weight-complex="normal"/>
    </style:style>
    <style:style style:name="P23" style:family="paragraph" style:parent-style-name="Standard">
      <loext:graphic-properties draw:fill-gradient-name="gradient" draw:fill-hatch-name="hatch"/>
      <style:paragraph-properties fo:text-align="start" style:justify-single-word="false" fo:padding="0.049cm" fo:border="0.06pt solid #000000"/>
      <style:text-properties fo:font-size="14pt" fo:font-weight="normal" officeooo:rsid="00058a46" officeooo:paragraph-rsid="000b2c42" style:font-size-asian="12.25pt" style:font-weight-asian="normal" style:font-size-complex="14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4pt" fo:font-weight="normal" officeooo:rsid="00058a46" officeooo:paragraph-rsid="0008ab3b" style:font-size-asian="12.25pt" style:font-weight-asian="normal" style:font-size-complex="14pt" style:font-weight-complex="normal"/>
    </style:style>
    <style:style style:name="P25" style:family="paragraph" style:parent-style-name="Standard">
      <loext:graphic-properties draw:fill-gradient-name="gradient" draw:fill-hatch-name="hatch"/>
      <style:paragraph-properties fo:text-align="start" style:justify-single-word="false" fo:padding="0.049cm" fo:border="0.06pt solid #000000"/>
      <style:text-properties fo:font-size="14pt" fo:font-weight="normal" officeooo:rsid="00058a46" officeooo:paragraph-rsid="0008ab3b" style:font-size-asian="12.25pt" style:font-weight-asian="normal" style:font-size-complex="14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4pt" fo:font-weight="normal" officeooo:rsid="00058a46" officeooo:paragraph-rsid="00058a46" style:font-size-asian="12.25pt" style:font-weight-asian="normal" style:font-size-complex="14pt" style:font-weight-complex="normal"/>
    </style:style>
    <style:style style:name="P27" style:family="paragraph" style:parent-style-name="Standard">
      <loext:graphic-properties draw:fill-gradient-name="gradient" draw:fill-hatch-name="hatch"/>
      <style:paragraph-properties fo:text-align="start" style:justify-single-word="false" fo:padding="0.049cm" fo:border="0.06pt solid #000000"/>
      <style:text-properties fo:font-size="14pt" fo:font-weight="normal" officeooo:rsid="00058a46" officeooo:paragraph-rsid="00058a46" style:font-size-asian="12.25pt" style:font-weight-asian="normal" style:font-size-complex="14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4pt" fo:font-weight="normal" officeooo:rsid="00058a46" officeooo:paragraph-rsid="0012e39c" style:font-size-asian="12.25pt" style:font-weight-asian="normal" style:font-size-complex="14pt" style:font-weight-complex="normal"/>
    </style:style>
    <style:style style:name="P29" style:family="paragraph" style:parent-style-name="Standard">
      <style:paragraph-properties fo:text-align="center" style:justify-single-word="false"/>
      <style:text-properties fo:font-size="14pt" fo:font-weight="bold" officeooo:rsid="00058a46" officeooo:paragraph-rsid="00058a46" style:font-size-asian="12.25pt" style:font-weight-asian="bold" style:font-size-complex="14pt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ize="14pt" fo:font-weight="bold" officeooo:rsid="00058a46" officeooo:paragraph-rsid="00089c53" style:font-size-asian="12.25pt" style:font-weight-asian="bold" style:font-size-complex="14pt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size="14pt" fo:font-weight="bold" officeooo:rsid="00058a46" officeooo:paragraph-rsid="00046735" style:font-size-asian="12.25pt" style:font-weight-asian="bold" style:font-size-complex="14pt" style:font-weight-complex="bold"/>
    </style:style>
    <style:style style:name="P32" style:family="paragraph" style:parent-style-name="Standard">
      <loext:graphic-properties draw:fill-gradient-name="gradient" draw:fill-hatch-name="hatch"/>
      <style:paragraph-properties fo:margin-left="0cm" fo:margin-right="0cm" fo:text-align="start" style:justify-single-word="false" fo:text-indent="0cm" style:auto-text-indent="false" fo:padding="0.049cm" fo:border="0.06pt solid #000000"/>
      <style:text-properties fo:font-size="14pt" officeooo:paragraph-rsid="000b2c42" style:font-size-asian="12.25pt" style:font-size-complex="14pt"/>
    </style:style>
    <style:style style:name="P33" style:family="paragraph" style:parent-style-name="Standard">
      <loext:graphic-properties draw:fill="none"/>
      <style:paragraph-properties fo:margin-left="0cm" fo:margin-right="0cm" fo:text-align="center" style:justify-single-word="false" fo:text-indent="1cm" style:auto-text-indent="false" fo:background-color="transparent"/>
      <style:text-properties style:font-name="Times New Roman" fo:font-size="14pt" fo:font-weight="bold" officeooo:rsid="00046735" officeooo:paragraph-rsid="00046735" style:font-size-asian="14pt" style:font-weight-asian="bold" style:font-size-complex="14pt" style:font-weight-complex="bold"/>
    </style:style>
    <style:style style:name="P34" style:family="paragraph" style:parent-style-name="Standard">
      <loext:graphic-properties draw:fill="none"/>
      <style:paragraph-properties fo:margin-left="0cm" fo:margin-right="0cm" fo:text-align="start" style:justify-single-word="false" fo:text-indent="1cm" style:auto-text-indent="false" fo:background-color="transparent"/>
      <style:text-properties style:font-name="Times New Roman" fo:font-size="14pt" fo:font-weight="bold" officeooo:rsid="00046735" officeooo:paragraph-rsid="00046735" style:font-size-asian="14pt" style:font-weight-asian="bold" style:font-size-complex="14pt" style:font-weight-complex="bold"/>
    </style:style>
    <style:style style:name="P35" style:family="paragraph" style:parent-style-name="Standard">
      <style:paragraph-properties fo:text-align="center" style:justify-single-word="false"/>
      <style:text-properties style:font-name="Times New Roman" fo:font-size="14pt" fo:font-weight="bold" officeooo:paragraph-rsid="00046735" style:font-size-asian="14pt" style:font-weight-asian="bold" style:font-size-complex="14pt" style:font-weight-complex="bold"/>
    </style:style>
    <style:style style:name="P36" style:family="paragraph" style:parent-style-name="Standard">
      <style:paragraph-properties fo:text-align="center" style:justify-single-word="false"/>
      <style:text-properties style:font-name="Times New Roman" fo:font-size="14pt" fo:font-weight="bold" officeooo:rsid="0012e39c" officeooo:paragraph-rsid="0012e39c" style:font-size-asian="14pt" style:font-weight-asian="bold" style:font-size-complex="14pt" style:font-weight-complex="bold"/>
    </style:style>
    <style:style style:name="P37" style:family="paragraph" style:parent-style-name="Standard">
      <loext:graphic-properties draw:fill-gradient-name="gradient" draw:fill-hatch-name="hatch"/>
      <style:paragraph-properties fo:text-align="start" style:justify-single-word="false" fo:padding="0.049cm" fo:border="0.06pt solid #000000"/>
      <style:text-properties style:font-name="Times New Roman" fo:font-size="14pt" fo:font-weight="normal" officeooo:rsid="00046735" officeooo:paragraph-rsid="00046735" style:font-size-asian="14pt" style:font-weight-asian="normal" style:font-size-complex="14pt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046735" officeooo:paragraph-rsid="00046735" style:font-size-asian="14pt" style:font-weight-asian="normal" style:font-size-complex="14pt" style:font-weight-complex="normal"/>
    </style:style>
    <style:style style:name="P39" style:family="paragraph" style:parent-style-name="Standard">
      <loext:graphic-properties draw:fill="none" draw:fill-gradient-name="gradient" draw:fill-hatch-name="hatch"/>
      <style:paragraph-properties fo:margin-left="0cm" fo:margin-right="0cm" fo:text-align="start" style:justify-single-word="false" fo:text-indent="1cm" style:auto-text-indent="false" fo:background-color="transparent" fo:padding="0.049cm" fo:border="0.06pt solid #000000"/>
      <style:text-properties style:font-name="Times New Roman" fo:font-size="14pt" fo:font-weight="normal" officeooo:rsid="00046735" officeooo:paragraph-rsid="00046735" style:font-size-asian="14pt" style:font-weight-asian="normal" style:font-size-complex="14pt" style:font-weight-complex="normal"/>
    </style:style>
    <style:style style:name="P40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1cm" style:auto-text-indent="false" style:page-number="auto" fo:background-color="transparent"/>
      <style:text-properties style:font-name="Times New Roman" fo:font-size="14pt" fo:font-weight="normal" officeooo:rsid="00046735" officeooo:paragraph-rsid="00046735" style:font-size-asian="14pt" style:font-weight-asian="normal" style:font-size-complex="14pt" style:font-weight-complex="normal"/>
    </style:style>
    <style:style style:name="P41" style:family="paragraph" style:parent-style-name="Standard">
      <style:paragraph-properties fo:text-align="center" style:justify-single-word="false"/>
      <style:text-properties fo:color="#000000" loext:opacity="100%" style:font-name="Times New Roman" fo:font-size="14pt" fo:font-weight="bold" officeooo:rsid="0008593a" officeooo:paragraph-rsid="00046735" style:font-size-asian="14pt" style:font-weight-asian="bold" style:font-size-complex="14pt" style:font-weight-complex="bold"/>
    </style:style>
    <style:style style:name="P42" style:family="paragraph" style:parent-style-name="Standard">
      <style:paragraph-properties fo:text-align="end" style:justify-single-word="false"/>
      <style:text-properties fo:color="#000000" loext:opacity="100%" style:font-name="Times New Roman" fo:font-size="14pt" fo:font-weight="bold" officeooo:rsid="0012e39c" officeooo:paragraph-rsid="0012e39c" style:font-size-asian="14pt" style:font-weight-asian="bold" style:font-size-complex="14pt" style:font-weight-complex="bold"/>
    </style:style>
    <style:style style:name="P43" style:family="paragraph" style:parent-style-name="Text_20_body">
      <style:paragraph-properties fo:text-align="center" style:justify-single-word="false"/>
      <style:text-properties fo:font-size="14pt" style:font-size-asian="14pt" style:font-size-complex="14pt"/>
    </style:style>
    <style:style style:name="P44" style:family="paragraph" style:parent-style-name="Text_20_body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73561" style:font-weight-asian="bold" style:font-weight-complex="bold"/>
    </style:style>
    <style:style style:name="T3" style:family="text">
      <style:text-properties fo:font-weight="bold" officeooo:rsid="00076e32" style:font-weight-asian="bold" style:font-weight-complex="bold"/>
    </style:style>
    <style:style style:name="T4" style:family="text">
      <style:text-properties fo:font-weight="bold" officeooo:rsid="0008ab3b" style:font-weight-asian="bold" style:font-weight-complex="bold"/>
    </style:style>
    <style:style style:name="T5" style:family="text">
      <style:text-properties fo:font-weight="bold" officeooo:rsid="000a9ae7" style:font-weight-asian="bold" style:font-weight-complex="bold"/>
    </style:style>
    <style:style style:name="T6" style:family="text">
      <style:text-properties fo:font-weight="bold" officeooo:rsid="000aa88c" style:font-weight-asian="bold" style:font-weight-complex="bold"/>
    </style:style>
    <style:style style:name="T7" style:family="text">
      <style:text-properties fo:font-weight="bold" officeooo:rsid="000b2c42" style:font-weight-asian="bold" style:font-weight-complex="bold"/>
    </style:style>
    <style:style style:name="T8" style:family="text">
      <style:text-properties fo:font-weight="bold" officeooo:rsid="000c801f" style:font-weight-asian="bold" style:font-weight-complex="bold"/>
    </style:style>
    <style:style style:name="T9" style:family="text">
      <style:text-properties fo:font-weight="bold" officeooo:rsid="000d4ecf" style:font-weight-asian="bold" style:font-weight-complex="bold"/>
    </style:style>
    <style:style style:name="T10" style:family="text">
      <style:text-properties fo:font-weight="bold" officeooo:rsid="000fd4cb" style:font-weight-asian="bold" style:font-weight-complex="bold"/>
    </style:style>
    <style:style style:name="T11" style:family="text">
      <style:text-properties officeooo:rsid="0004c0a6"/>
    </style:style>
    <style:style style:name="T12" style:family="text">
      <style:text-properties officeooo:rsid="00073561"/>
    </style:style>
    <style:style style:name="T13" style:family="text">
      <style:text-properties officeooo:rsid="00076e32"/>
    </style:style>
    <style:style style:name="T14" style:family="text">
      <style:text-properties fo:language="en" fo:country="US"/>
    </style:style>
    <style:style style:name="T15" style:family="text">
      <style:text-properties fo:language="en" fo:country="US" officeooo:rsid="00089c53"/>
    </style:style>
    <style:style style:name="T16" style:family="text">
      <style:text-properties fo:language="en" fo:country="US" officeooo:rsid="000aa88c"/>
    </style:style>
    <style:style style:name="T17" style:family="text">
      <style:text-properties fo:language="en" fo:country="US" officeooo:rsid="000fd4cb"/>
    </style:style>
    <style:style style:name="T18" style:family="text">
      <style:text-properties fo:language="en" fo:country="US" fo:font-weight="bold" style:font-weight-asian="bold" style:font-weight-complex="bold"/>
    </style:style>
    <style:style style:name="T19" style:family="text">
      <style:text-properties fo:language="en" fo:country="US" fo:font-weight="bold" officeooo:rsid="000fd4cb" style:font-weight-asian="bold" style:font-weight-complex="bold"/>
    </style:style>
    <style:style style:name="T20" style:family="text">
      <style:text-properties fo:language="en" fo:country="US" fo:font-weight="bold" officeooo:rsid="00104e3b" style:font-weight-asian="bold" style:font-weight-complex="bold"/>
    </style:style>
    <style:style style:name="T21" style:family="text">
      <style:text-properties fo:language="en" fo:country="US" officeooo:rsid="00104e3b"/>
    </style:style>
    <style:style style:name="T22" style:family="text">
      <style:text-properties officeooo:rsid="000a9ae7"/>
    </style:style>
    <style:style style:name="T23" style:family="text">
      <style:text-properties officeooo:rsid="000aa88c"/>
    </style:style>
    <style:style style:name="T24" style:family="text">
      <style:text-properties officeooo:rsid="000b2c42"/>
    </style:style>
    <style:style style:name="T25" style:family="text">
      <style:text-properties officeooo:rsid="000d4ecf"/>
    </style:style>
    <style:style style:name="T26" style:family="text">
      <style:text-properties fo:font-weight="normal" officeooo:rsid="00089c53" style:font-weight-asian="normal" style:font-weight-complex="normal"/>
    </style:style>
    <style:style style:name="T27" style:family="text">
      <style:text-properties fo:font-size="14pt" officeooo:rsid="000a9ae7" style:font-size-asian="14pt" style:font-size-complex="14pt"/>
    </style:style>
    <style:style style:name="T28" style:family="text">
      <style:text-properties fo:font-size="14pt" officeooo:rsid="00104e3b" style:font-size-asian="14pt" style:font-size-complex="14pt"/>
    </style:style>
    <style:style style:name="T29" style:family="text">
      <style:text-properties officeooo:rsid="000e67c5"/>
    </style:style>
    <style:style style:name="T30" style:family="text">
      <style:text-properties officeooo:rsid="000fd4cb"/>
    </style:style>
    <style:style style:name="T31" style:family="text">
      <style:text-properties officeooo:rsid="00104e3b"/>
    </style:style>
    <style:style style:name="T32" style:family="text">
      <style:text-properties officeooo:rsid="0011ba3b"/>
    </style:style>
    <style:style style:name="T33" style:family="text">
      <style:text-properties officeooo:rsid="00120a7a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2">Доколин Георгий ИУ7-22Б</text:p>
      <text:p text:style-name="P42"/>
      <text:p text:style-name="P41">Отчет по Проектно-технологической практике (тестированию, отладке и профилированию ПО)</text:p>
      <text:p text:style-name="P35">Задание №3.2 в рамках вычислительного практикума.</text:p>
      <text:p text:style-name="P35">Представление в памяти многомерного статического массива</text:p>
      <text:p text:style-name="P35"/>
      <text:table-of-content text:style-name="Sect1" text:protected="true" text:name="Table of Contents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Содержание</text:p>
          </text:index-title>
          <text:p text:style-name="P1"><text:a xlink:type="simple" xlink:href="#__RefHeading___Toc3855_503314053" text:style-name="Index_20_Link" text:visited-style-name="Index_20_Link">Введение<text:tab/>2</text:a></text:p>
          <text:p text:style-name="P1"><text:a xlink:type="simple" xlink:href="#__RefHeading___Toc3857_503314053" text:style-name="Index_20_Link" text:visited-style-name="Index_20_Link">Описание массива arr и его инициализация<text:tab/>3</text:a></text:p>
          <text:p text:style-name="P1"><text:a xlink:type="simple" xlink:href="#__RefHeading___Toc3859_503314053" text:style-name="Index_20_Link" text:visited-style-name="Index_20_Link">Дамп всего массива<text:tab/>4</text:a></text:p>
          <text:p text:style-name="P1"><text:a xlink:type="simple" xlink:href="#__RefHeading___Toc3861_503314053" text:style-name="Index_20_Link" text:visited-style-name="Index_20_Link">Описание элементов массива arr<text:tab/>5</text:a></text:p>
          <text:p text:style-name="P1"><text:a xlink:type="simple" xlink:href="#__RefHeading___Toc3863_503314053" text:style-name="Index_20_Link" text:visited-style-name="Index_20_Link">Описание элементов массива arr[i]<text:tab/>6</text:a></text:p>
          <text:p text:style-name="P1"><text:a xlink:type="simple" xlink:href="#__RefHeading___Toc3865_503314053" text:style-name="Index_20_Link" text:visited-style-name="Index_20_Link">Описание элементов массива arr[i][j]<text:tab/>7</text:a></text:p>
        </text:index-body>
      </text:table-of-content>
      <text:p text:style-name="P36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h text:style-name="P3" text:outline-level="1"><text:bookmark-start text:name="__RefHeading___Toc3855_503314053"/><text:soft-page-break/>Введение<text:bookmark-end text:name="__RefHeading___Toc3855_503314053"/></text:h>
      <text:p text:style-name="P40">Цель работы: изучение представлениия многовмерного статического массива в памяти компьютера при помощи отладчика <text:span text:style-name="T1">gdb</text:span>.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h text:style-name="P3" text:outline-level="1"><text:bookmark-start text:name="__RefHeading___Toc3857_503314053"/><text:soft-page-break/>Описа<text:span text:style-name="T29">н</text:span>ие массива arr и его инициализация<text:bookmark-end text:name="__RefHeading___Toc3857_503314053"/></text:h>
      <text:p text:style-name="P33"/>
      <text:p text:style-name="P39">#include &lt;stdio.h&gt;</text:p>
      <text:p text:style-name="P39"/>
      <text:p text:style-name="P39">#define i_len 2</text:p>
      <text:p text:style-name="P39">#define j_len 3</text:p>
      <text:p text:style-name="P39">#define k_len 4</text:p>
      <text:p text:style-name="P39"/>
      <text:p text:style-name="P39">int main(void)</text:p>
      <text:p text:style-name="P39">{</text:p>
      <text:p text:style-name="P39"><text:s text:c="4"/>int arr[i_len][j_len][k_len], elem = 0;</text:p>
      <text:p text:style-name="P39"><text:s text:c="4"/>for (int i = 0; i &lt; i_len; i++)</text:p>
      <text:p text:style-name="P39"><text:s text:c="4"/>{</text:p>
      <text:p text:style-name="P39"><text:s text:c="8"/>for (int j = 0; j &lt; j_len; j++)</text:p>
      <text:p text:style-name="P39"><text:s text:c="8"/>{</text:p>
      <text:p text:style-name="P39"><text:s text:c="12"/>for (int k = 0; k &lt; k_len; k++)</text:p>
      <text:p text:style-name="P39"><text:s text:c="12"/>{</text:p>
      <text:p text:style-name="P39"><text:s text:c="16"/>arr[i][j][k] = elem;</text:p>
      <text:p text:style-name="P39"><text:s text:c="16"/>elem++;</text:p>
      <text:p text:style-name="P39"><text:s text:c="12"/>}</text:p>
      <text:p text:style-name="P39"><text:s text:c="8"/>}</text:p>
      <text:p text:style-name="P39"><text:s text:c="4"/>}</text:p>
      <text:p text:style-name="P39">}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h text:style-name="P3" text:outline-level="1"><text:bookmark-start text:name="__RefHeading___Toc3859_503314053"/><text:soft-page-break/>Дамп всего массива<text:bookmark-end text:name="__RefHeading___Toc3859_503314053"/></text:h>
      <text:p text:style-name="P38">Для того чтобы вывести дамп, нужно узнать размер массива, это можно сделать при помощи команды <text:span text:style-name="T1">sizeof, </text:span>но так же можно посчитать и в ручную. В трехмерном массиве, размерностью 2 на 3, на 4, 24 элемента, каждый эл<text:span text:style-name="T29">е</text:span>мент типа <text:span text:style-name="T1">int </text:span>занимает 4 байта, значит весь массив занимает 96 байт. Для вывода дампа в <text:span text:style-name="T1">gdb </text:span>воспользуемся командой <text:span text:style-name="T1">x/96xb arr</text:span>.</text:p>
      <text:p text:style-name="P38"/>
      <text:p text:style-name="P38">Дам<text:span text:style-name="T11">п</text:span> массива:</text:p>
      <text:p text:style-name="P37">0x7fffffffde00:<text:tab/>0x00<text:tab/>0x00<text:tab/>0x00<text:tab/>0x00<text:tab/>0x01<text:tab/>0x00<text:tab/>0x00<text:tab/>0x00</text:p>
      <text:p text:style-name="P37">0x7fffffffde08:<text:tab/>0x02<text:tab/>0x00<text:tab/>0x00<text:tab/>0x00<text:tab/>0x03<text:tab/>0x00<text:tab/>0x00<text:tab/>0x00</text:p>
      <text:p text:style-name="P37">0x7fffffffde10:<text:tab/>0x04<text:tab/>0x00<text:tab/>0x00<text:tab/>0x00<text:tab/>0x05<text:tab/>0x00<text:tab/>0x00<text:tab/>0x00</text:p>
      <text:p text:style-name="P37">0x7fffffffde18:<text:tab/>0x06<text:tab/>0x00<text:tab/>0x00<text:tab/>0x00<text:tab/>0x07<text:tab/>0x00<text:tab/>0x00<text:tab/>0x00</text:p>
      <text:p text:style-name="P37">0x7fffffffde20:<text:tab/>0x08<text:tab/>0x00<text:tab/>0x00<text:tab/>0x00<text:tab/>0x09<text:tab/>0x00<text:tab/>0x00<text:tab/>0x00</text:p>
      <text:p text:style-name="P37">0x7fffffffde28:<text:tab/>0x0a<text:tab/>0x00<text:tab/>0x00<text:tab/>0x00<text:tab/>0x0b<text:tab/>0x00<text:tab/>0x00<text:tab/>0x00</text:p>
      <text:p text:style-name="P37">0x7fffffffde30:<text:tab/>0x0c<text:tab/>0x00<text:tab/>0x00<text:tab/>0x00<text:tab/>0x0d<text:tab/>0x00<text:tab/>0x00<text:tab/>0x00</text:p>
      <text:p text:style-name="P37">0x7fffffffde38:<text:tab/>0x0e<text:tab/>0x00<text:tab/>0x00<text:tab/>0x00<text:tab/>0x0f<text:tab/>0x00<text:tab/>0x00<text:tab/>0x00</text:p>
      <text:p text:style-name="P37">0x7fffffffde40:<text:tab/>0x10<text:tab/>0x00<text:tab/>0x00<text:tab/>0x00<text:tab/>0x11<text:tab/>0x00<text:tab/>0x00<text:tab/>0x00</text:p>
      <text:p text:style-name="P37">0x7fffffffde48:<text:tab/>0x12<text:tab/>0x00<text:tab/>0x00<text:tab/>0x00<text:tab/>0x13<text:tab/>0x00<text:tab/>0x00<text:tab/>0x00</text:p>
      <text:p text:style-name="P37">0x7fffffffde50:<text:tab/>0x14<text:tab/>0x00<text:tab/>0x00<text:tab/>0x00<text:tab/>0x15<text:tab/>0x00<text:tab/>0x00<text:tab/>0x00</text:p>
      <text:p text:style-name="P37">0x7fffffffde58:<text:tab/>0x16<text:tab/>0x00<text:tab/>0x00<text:tab/>0x00<text:tab/>0x17<text:tab/>0x00<text:tab/>0x00<text:tab/>0x00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h text:style-name="P3" text:outline-level="1"><text:bookmark-start text:name="__RefHeading___Toc3861_503314053"/><text:soft-page-break/>Описание <text:span text:style-name="T22">элементов</text:span> массива arr<text:bookmark-end text:name="__RefHeading___Toc3861_503314053"/></text:h>
      <text:p text:style-name="P29"/>
      <text:p text:style-name="P26">Тип эл<text:span text:style-name="T32">е</text:span>мента массива <text:span text:style-name="T1">arr</text:span>: int[3][4].</text:p>
      <text:p text:style-name="P26">Количество элементов массива: 2.</text:p>
      <text:p text:style-name="P26">Размер элемента массива <text:span text:style-name="T1">arr</text:span>: <text:span text:style-name="T12">Массив </text:span><text:span text:style-name="T2">arr </text:span><text:span text:style-name="T12">состоит из двух элментов, которые представляют из себя статические </text:span><text:span text:style-name="T22">многомерные</text:span><text:span text:style-name="T12"> массив</text:span><text:span text:style-name="T13">ы</text:span><text:span text:style-name="T12"> размерностью 3 на 4 эл</text:span><text:span text:style-name="T30">е</text:span><text:span text:style-name="T12">мента, имеющих тип </text:span><text:span text:style-name="T2">int. </text:span><text:span text:style-name="T13">Значит каждый элмент занимает 3*4*4байта = 48 байт. Проверим это при помощи </text:span><text:span text:style-name="T3">gdb</text:span><text:span text:style-name="T13">:</text:span></text:p>
      <text:p text:style-name="P27">(gdb) print sizeof(arr[<text:span text:style-name="T13">0</text:span>])</text:p>
      <text:p text:style-name="P27">$1 = 48</text:p>
      <text:p text:style-name="P27">(gdb) print sizeof(arr[<text:span text:style-name="T13">1</text:span>])</text:p>
      <text:p text:style-name="P27">$2 = 48</text:p>
      <text:p text:style-name="P26"/>
      <text:p text:style-name="P21">Указатель на элемент<text:span text:style-name="T30">ы</text:span> массива <text:span text:style-name="T1">arr</text:span>: <text:span text:style-name="T15">int (*)[3][4]</text:span>.</text:p>
      <text:p text:style-name="P14">Заголовок функции, которая обрабатывает массив <text:span text:style-name="T19">arr</text:span>: <text:span text:style-name="T14">return </text:span><text:span text:style-name="T16">name_</text:span><text:span text:style-name="T17">func</text:span><text:span text:style-name="T21">tion</text:span>(<text:span text:style-name="T14">int</text:span> (*<text:span text:style-name="T14">a</text:span><text:span text:style-name="T17">rr</text:span><text:span text:style-name="T14">)[3][4], ...);</text:span></text:p>
      <text:p text:style-name="P20"/>
      <text:p text:style-name="P9">Для того чтобы вывести дамп каждого элемента, необходим воспользоваться функцией <text:span text:style-name="T1">x/48xb arr[i]</text:span>, где <text:span text:style-name="T1">i</text:span> номер эл<text:span text:style-name="T33">е</text:span>мента массива <text:span text:style-name="T10">arr</text:span>. <text:s/></text:p>
      <text:p text:style-name="P9"/>
      <text:p text:style-name="P9">Дамп элемента <text:span text:style-name="T1">arr[0]</text:span>:</text:p>
      <text:p text:style-name="P8">0x7fffffffde00:<text:tab/>0x00<text:tab/>0x00<text:tab/>0x00<text:tab/>0x00<text:tab/>0x01<text:tab/>0x00<text:tab/>0x00<text:tab/>0x00</text:p>
      <text:p text:style-name="P8">0x7fffffffde08:<text:tab/>0x02<text:tab/>0x00<text:tab/>0x00<text:tab/>0x00<text:tab/>0x03<text:tab/>0x00<text:tab/>0x00<text:tab/>0x00</text:p>
      <text:p text:style-name="P8">0x7fffffffde10:<text:tab/>0x04<text:tab/>0x00<text:tab/>0x00<text:tab/>0x00<text:tab/>0x05<text:tab/>0x00<text:tab/>0x00<text:tab/>0x00</text:p>
      <text:p text:style-name="P8">0x7fffffffde18:<text:tab/>0x06<text:tab/>0x00<text:tab/>0x00<text:tab/>0x00<text:tab/>0x07<text:tab/>0x00<text:tab/>0x00<text:tab/>0x00</text:p>
      <text:p text:style-name="P8">0x7fffffffde20:<text:tab/>0x08<text:tab/>0x00<text:tab/>0x00<text:tab/>0x00<text:tab/>0x09<text:tab/>0x00<text:tab/>0x00<text:tab/>0x00</text:p>
      <text:p text:style-name="P8">0x7fffffffde28:<text:tab/>0x0a<text:tab/>0x00<text:tab/>0x00<text:tab/>0x00<text:tab/>0x0b<text:tab/>0x00<text:tab/>0x00<text:tab/>0x00</text:p>
      <text:p text:style-name="P19"/>
      <text:p text:style-name="P11">Дамп элемента <text:span text:style-name="T1">arr[</text:span><text:span text:style-name="T4">1</text:span><text:span text:style-name="T1">]</text:span>:</text:p>
      <text:p text:style-name="P12">0x7fffffffde30:<text:tab/>0x0c<text:tab/>0x00<text:tab/>0x00<text:tab/>0x00<text:tab/>0x0d<text:tab/>0x00<text:tab/>0x00<text:tab/>0x00</text:p>
      <text:p text:style-name="P12">0x7fffffffde38:<text:tab/>0x0e<text:tab/>0x00<text:tab/>0x00<text:tab/>0x00<text:tab/>0x0f<text:tab/>0x00<text:tab/>0x00<text:tab/>0x00</text:p>
      <text:p text:style-name="P12">0x7fffffffde40:<text:tab/>0x10<text:tab/>0x00<text:tab/>0x00<text:tab/>0x00<text:tab/>0x11<text:tab/>0x00<text:tab/>0x00<text:tab/>0x00</text:p>
      <text:p text:style-name="P12">0x7fffffffde48:<text:tab/>0x12<text:tab/>0x00<text:tab/>0x00<text:tab/>0x00<text:tab/>0x13<text:tab/>0x00<text:tab/>0x00<text:tab/>0x00</text:p>
      <text:p text:style-name="P12">0x7fffffffde50:<text:tab/>0x14<text:tab/>0x00<text:tab/>0x00<text:tab/>0x00<text:tab/>0x15<text:tab/>0x00<text:tab/>0x00<text:tab/>0x00</text:p>
      <text:p text:style-name="P12">0x7fffffffde58:<text:tab/>0x16<text:tab/>0x00<text:tab/>0x00<text:tab/>0x00<text:tab/>0x17<text:tab/>0x00<text:tab/>0x00<text:tab/>0x00</text:p>
      <text:p text:style-name="P30"/>
      <text:p text:style-name="P30"/>
      <text:p text:style-name="P30"/>
      <text:p text:style-name="P30"/>
      <text:p text:style-name="P30"/>
      <text:h text:style-name="P3" text:outline-level="1"><text:bookmark-start text:name="__RefHeading___Toc3863_503314053"/><text:soft-page-break/>Описание <text:span text:style-name="T22">элементов</text:span> массива arr<text:span text:style-name="T22">[i]</text:span><text:bookmark-end text:name="__RefHeading___Toc3863_503314053"/></text:h>
      <text:p text:style-name="P44"><text:span text:style-name="T27"/></text:p>
      <text:p text:style-name="P24">Тип эл<text:span text:style-name="T32">е</text:span>мента массива <text:span text:style-name="T1">arr</text:span><text:span text:style-name="T5">[i]</text:span>: int[4].</text:p>
      <text:p text:style-name="P24">Количество элементов массива: <text:span text:style-name="T22">3</text:span>.</text:p>
      <text:p text:style-name="P28">Размер элемента массива <text:span text:style-name="T1">arr</text:span><text:span text:style-name="T5">[i]</text:span>: <text:span text:style-name="T12">Массив </text:span><text:span text:style-name="T2">arr</text:span><text:span text:style-name="T5">[i]</text:span><text:span text:style-name="T2"> </text:span><text:span text:style-name="T12">состоит из </text:span><text:span text:style-name="T22">трех</text:span><text:span text:style-name="T12"> эл</text:span><text:span text:style-name="T30">е</text:span><text:span text:style-name="T12">ментов, которые представляют из себя статические массив</text:span><text:span text:style-name="T13">ы</text:span><text:span text:style-name="T12"> размерностью 4 эл</text:span><text:span text:style-name="T30">е</text:span><text:span text:style-name="T12">мента, имеющих тип </text:span><text:span text:style-name="T2">int. </text:span><text:span text:style-name="T13">Значит каждый элмент занимает 4*4байта = </text:span><text:span text:style-name="T22">16</text:span><text:span text:style-name="T13"> байт. Проверим это при помощи </text:span><text:span text:style-name="T3">gdb</text:span><text:span text:style-name="T13">:</text:span></text:p>
      <text:p text:style-name="P25">(gdb) print sizeof(arr[0][0])</text:p>
      <text:p text:style-name="P25">$5 = 16</text:p>
      <text:p text:style-name="P25">(gdb) print sizeof(arr[0][1])</text:p>
      <text:p text:style-name="P25">$6 = 16</text:p>
      <text:p text:style-name="P25">(gdb) print sizeof(arr[0][2])</text:p>
      <text:p text:style-name="P25">$7 = 16</text:p>
      <text:p text:style-name="P24"/>
      <text:p text:style-name="P18">Указатель на элемент<text:span text:style-name="T30">ы</text:span> массива <text:span text:style-name="T1">arr</text:span><text:span text:style-name="T7">[i]</text:span>: <text:span text:style-name="T15">int (*)[4].</text:span></text:p>
      <text:p text:style-name="P14">Заголовок функции, которая обрабатывает массив <text:span text:style-name="T14">a</text:span><text:span text:style-name="T21">rr</text:span>: <text:span text:style-name="T14">return</text:span> <text:span text:style-name="T16">name_</text:span><text:span text:style-name="T17">func</text:span><text:span text:style-name="T21">tion</text:span>(<text:span text:style-name="T14">int</text:span> (*arr)[4], …)<text:span text:style-name="T14">;</text:span></text:p>
      <text:p text:style-name="P17"/>
      <text:p text:style-name="P11">Для того чтобы вывести дамп каждого элемента, необходим воспользоваться функцией <text:span text:style-name="T1">x/</text:span><text:span text:style-name="T6">16</text:span><text:span text:style-name="T1">xb arr[i]</text:span><text:span text:style-name="T6">[j]</text:span>, где <text:span text:style-name="T1">i</text:span> номер эл<text:span text:style-name="T31">е</text:span>мента массива <text:span text:style-name="T6">arr </text:span><text:span text:style-name="T23">и </text:span><text:span text:style-name="T6">j </text:span><text:span text:style-name="T23">номер элемента </text:span><text:span text:style-name="T32">массива </text:span><text:span text:style-name="T6">arr[i]</text:span>. </text:p>
      <text:p text:style-name="P11"/>
      <text:p text:style-name="P11">Дамп элемента <text:span text:style-name="T1">arr[0]</text:span><text:span text:style-name="T6">[0]</text:span>:</text:p>
      <text:p text:style-name="P6">0x7fffffffde00:<text:tab/>0x00<text:tab/>0x00<text:tab/>0x00<text:tab/>0x00<text:tab/>0x01<text:tab/>0x00<text:tab/>0x00<text:tab/>0x00</text:p>
      <text:p text:style-name="P6">0x7fffffffde08:<text:tab/>0x02<text:tab/>0x00<text:tab/>0x00<text:tab/>0x00<text:tab/>0x03<text:tab/>0x00<text:tab/>0x00<text:tab/>0x00</text:p>
      <text:p text:style-name="P10"/>
      <text:p text:style-name="P13">Дамп элемента <text:span text:style-name="T1">arr[0]</text:span><text:span text:style-name="T6">[1]</text:span>:</text:p>
      <text:p text:style-name="P6">0x7fffffffde10:<text:tab/>0x04<text:tab/>0x00<text:tab/>0x00<text:tab/>0x00<text:tab/>0x05<text:tab/>0x00<text:tab/>0x00<text:tab/>0x00</text:p>
      <text:p text:style-name="P6">0x7fffffffde18:<text:tab/>0x06<text:tab/>0x00<text:tab/>0x00<text:tab/>0x00<text:tab/>0x07<text:tab/>0x00<text:tab/>0x00<text:tab/>0x00</text:p>
      <text:p text:style-name="P13">Дамп элемента <text:span text:style-name="T1">arr[0]</text:span><text:span text:style-name="T6">[2]</text:span>:</text:p>
      <text:p text:style-name="P6">0x7fffffffde20:<text:tab/>0x08<text:tab/>0x00<text:tab/>0x00<text:tab/>0x00<text:tab/>0x09<text:tab/>0x00<text:tab/>0x00<text:tab/>0x00</text:p>
      <text:p text:style-name="P6">0x7fffffffde28:<text:tab/>0x0a<text:tab/>0x00<text:tab/>0x00<text:tab/>0x00<text:tab/>0x0b<text:tab/>0x00<text:tab/>0x00<text:tab/>0x00</text:p>
      <text:p text:style-name="P10"/>
      <text:p text:style-name="P13">Дамп элемента <text:span text:style-name="T1">arr[</text:span><text:span text:style-name="T6">1</text:span><text:span text:style-name="T1">]</text:span><text:span text:style-name="T6">[0]</text:span>:</text:p>
      <text:p text:style-name="P6">0x7fffffffde30:<text:tab/>0x0c<text:tab/>0x00<text:tab/>0x00<text:tab/>0x00<text:tab/>0x0d<text:tab/>0x00<text:tab/>0x00<text:tab/>0x00</text:p>
      <text:p text:style-name="P6">0x7fffffffde38:<text:tab/>0x0e<text:tab/>0x00<text:tab/>0x00<text:tab/>0x00<text:tab/>0x0f<text:tab/>0x00<text:tab/>0x00<text:tab/>0x00</text:p>
      <text:p text:style-name="P10"/>
      <text:p text:style-name="P13">Дамп элемента <text:span text:style-name="T1">arr[</text:span><text:span text:style-name="T6">1</text:span><text:span text:style-name="T1">]</text:span><text:span text:style-name="T6">[1]</text:span>:</text:p>
      <text:p text:style-name="P6">0x7fffffffde40:<text:tab/>0x10<text:tab/>0x00<text:tab/>0x00<text:tab/>0x00<text:tab/>0x11<text:tab/>0x00<text:tab/>0x00<text:tab/>0x00</text:p>
      <text:p text:style-name="P6">0x7fffffffde48:<text:tab/>0x12<text:tab/>0x00<text:tab/>0x00<text:tab/>0x00<text:tab/>0x13<text:tab/>0x00<text:tab/>0x00<text:tab/>0x00</text:p>
      <text:p text:style-name="P10"><text:soft-page-break/></text:p>
      <text:p text:style-name="P13">Дамп элемента <text:span text:style-name="T1">arr[</text:span><text:span text:style-name="T6">1</text:span><text:span text:style-name="T1">]</text:span><text:span text:style-name="T6">[2]</text:span>:</text:p>
      <text:p text:style-name="P6">0x7fffffffde50:<text:tab/>0x14<text:tab/>0x00<text:tab/>0x00<text:tab/>0x00<text:tab/>0x15<text:tab/>0x00<text:tab/>0x00<text:tab/>0x00</text:p>
      <text:p text:style-name="P32"><text:span text:style-name="T26">0x7fffffffde58:<text:tab/>0x16<text:tab/>0x00<text:tab/>0x00<text:tab/>0x00<text:tab/>0x17<text:tab/>0x00<text:tab/>0x00<text:tab/>0x00</text:span></text:p>
      <text:p text:style-name="P43"/>
      <text:h text:style-name="P3" text:outline-level="1"><text:bookmark-start text:name="__RefHeading___Toc3865_503314053"/>Описание <text:span text:style-name="T22">элементов</text:span> массива arr<text:span text:style-name="T22">[i]</text:span><text:span text:style-name="T31">[j]</text:span><text:bookmark-end text:name="__RefHeading___Toc3865_503314053"/></text:h>
      <text:p text:style-name="P44"><text:span text:style-name="T28"/></text:p>
      <text:p text:style-name="P22">Тип эл<text:span text:style-name="T32">е</text:span>мента массива <text:span text:style-name="T1">arr</text:span><text:span text:style-name="T5">[i]</text:span><text:span text:style-name="T7">[j]</text:span>: int.</text:p>
      <text:p text:style-name="P22">Количество элементов массива: <text:span text:style-name="T24">4</text:span>.</text:p>
      <text:p text:style-name="P22">Размер элемента массива <text:span text:style-name="T1">arr</text:span><text:span text:style-name="T5">[i]</text:span><text:span text:style-name="T7">[j]</text:span>: <text:span text:style-name="T12">Массив </text:span><text:span text:style-name="T2">arr</text:span><text:span text:style-name="T5">[i]</text:span><text:span text:style-name="T7">[j]</text:span><text:span text:style-name="T2"> </text:span><text:span text:style-name="T12">состоит из </text:span><text:span text:style-name="T24">четырех</text:span><text:span text:style-name="T12"> эл</text:span><text:span text:style-name="T31">е</text:span><text:span text:style-name="T12">ментов, которые представляют из себя тип </text:span><text:span text:style-name="T2">int. </text:span><text:span text:style-name="T13">Значит каждый эл</text:span><text:span text:style-name="T32">е</text:span><text:span text:style-name="T13">мент занимает 4байта. Проверим это при помощи </text:span><text:span text:style-name="T3">gdb</text:span><text:span text:style-name="T13">:</text:span></text:p>
      <text:p text:style-name="P23">(gdb) print sizeof(arr[0][0][0])</text:p>
      <text:p text:style-name="P23">$16 = 4</text:p>
      <text:p text:style-name="P23">(gdb) print sizeof(arr[0][0][1])</text:p>
      <text:p text:style-name="P23">$17 = 4</text:p>
      <text:p text:style-name="P23">(gdb) print sizeof(arr[0][0][2])</text:p>
      <text:p text:style-name="P23">$18 = 4</text:p>
      <text:p text:style-name="P23">(gdb) print sizeof(arr[0][0][3])</text:p>
      <text:p text:style-name="P23">$19 = 4</text:p>
      <text:p text:style-name="P22"/>
      <text:p text:style-name="P16">Указатель на элемента массива <text:span text:style-name="T1">arr</text:span><text:span text:style-name="T9">[i][j]</text:span>: <text:span text:style-name="T15">int (*).</text:span></text:p>
      <text:p text:style-name="P14">Заголовок функции, которая обрабатывает массив <text:span text:style-name="T18">a</text:span><text:span text:style-name="T20">rr</text:span>: <text:span text:style-name="T14">return</text:span> <text:span text:style-name="T16">name_</text:span><text:span text:style-name="T17">func</text:span><text:span text:style-name="T21">tion</text:span>(<text:span text:style-name="T14">int</text:span> (*<text:span text:style-name="T14">a</text:span><text:span text:style-name="T21">rr</text:span>), ...)<text:span text:style-name="T14">;</text:span></text:p>
      <text:p text:style-name="P15"/>
      <text:p text:style-name="P4">Для того чтобы вывести дамп каждого элемента, необходим<text:span text:style-name="T33">о</text:span> воспользоваться функцией <text:span text:style-name="T1">x/</text:span><text:span text:style-name="T9">4</text:span><text:span text:style-name="T1">xb arr[i]</text:span><text:span text:style-name="T6">[j]</text:span><text:span text:style-name="T8">[k]</text:span>, где <text:span text:style-name="T1">i</text:span> номер эл<text:span text:style-name="T33">е</text:span>мента массива<text:span text:style-name="T1"> </text:span><text:span text:style-name="T9">arr</text:span><text:span text:style-name="T25">,</text:span><text:span text:style-name="T9"> j</text:span><text:span text:style-name="T6"> </text:span>номер эл<text:span text:style-name="T33">е</text:span>мента массива<text:span text:style-name="T1"> </text:span><text:span text:style-name="T9">arr</text:span><text:span text:style-name="T6">[i]</text:span><text:span text:style-name="T25">, а </text:span><text:span text:style-name="T9">k</text:span><text:span text:style-name="T6"> </text:span>номер эл<text:span text:style-name="T33">е</text:span>мента массива<text:span text:style-name="T1"> </text:span><text:span text:style-name="T9">arr</text:span><text:span text:style-name="T6">[i]</text:span><text:span text:style-name="T9">[j]</text:span>. </text:p>
      <text:p text:style-name="P4"/>
      <text:p text:style-name="P7">Дамп элемента <text:span text:style-name="T1">arr[0]</text:span><text:span text:style-name="T6">[</text:span><text:span text:style-name="T9">1</text:span><text:span text:style-name="T6">]</text:span><text:span text:style-name="T9">[2]</text:span>:</text:p>
      <text:p text:style-name="P5">0x7fffffffde18:<text:tab/>0x06<text:tab/>0x00<text:tab/>0x00<text:tab/>0x00</text:p>
      <text:p text:style-name="P7"/>
      <text:p text:style-name="P7">Дамп элемента <text:span text:style-name="T1">arr[</text:span><text:span text:style-name="T9">1</text:span><text:span text:style-name="T1">]</text:span><text:span text:style-name="T6">[</text:span><text:span text:style-name="T9">2</text:span><text:span text:style-name="T6">]</text:span><text:span text:style-name="T9">[0]</text:span>:</text:p>
      <text:p text:style-name="P5">0x7fffffffde50:<text:tab/>0x14<text:tab/>0x00<text:tab/>0x00<text:tab/>0x00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i" svg:font-family="Ani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" svg:font-family="Times" style:font-family-generic="roman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7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7T16:36:12.324581395</meta:creation-date>
    <dc:date>2024-04-07T20:08:47.322279853</dc:date>
    <meta:editing-duration>PT40M32S</meta:editing-duration>
    <meta:editing-cycles>9</meta:editing-cycles>
    <meta:generator>LibreOffice/7.3.7.2$Linux_X86_64 LibreOffice_project/30$Build-2</meta:generator>
    <meta:document-statistic meta:table-count="0" meta:image-count="0" meta:object-count="0" meta:page-count="7" meta:paragraph-count="124" meta:word-count="872" meta:character-count="5824" meta:non-whitespace-character-count="4964"/>
  </office:meta>
</office:document-meta>
</file>